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ca26" officeooo:paragraph-rsid="0009ca26" style:font-weight-asian="normal" style:font-weight-complex="normal"/>
    </style:style>
    <style:style style:name="P2" style:family="paragraph" style:parent-style-name="Standard" style:list-style-name="L1">
      <style:text-properties fo:font-weight="normal" officeooo:rsid="0009ca26" officeooo:paragraph-rsid="0009ca26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8.1866in" style:auto-text-indent="false" fo:background-color="transparent"/>
      <style:text-properties fo:font-weight="normal" officeooo:rsid="0009ca26" officeooo:paragraph-rsid="0011cc6c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8.1866in" style:auto-text-indent="false" style:page-number="auto" fo:background-color="transparent"/>
      <style:text-properties fo:font-weight="normal" officeooo:rsid="0009ca26" officeooo:paragraph-rsid="0011cc6c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09ca26" officeooo:paragraph-rsid="0011cc6c" style:font-weight-asian="normal" style:font-weight-complex="normal"/>
    </style:style>
    <style:style style:name="P6" style:family="paragraph" style:parent-style-name="Standard">
      <style:text-properties fo:font-weight="normal" officeooo:rsid="000d32a6" officeooo:paragraph-rsid="000d32a6" style:font-weight-asian="normal" style:font-weight-complex="normal"/>
    </style:style>
    <style:style style:name="P7" style:family="paragraph" style:parent-style-name="Standard">
      <style:text-properties fo:font-weight="normal" officeooo:rsid="000d6424" officeooo:paragraph-rsid="000d6424" style:font-weight-asian="normal" style:font-weight-complex="normal"/>
    </style:style>
    <style:style style:name="P8" style:family="paragraph" style:parent-style-name="Standard">
      <style:text-properties fo:font-weight="normal" officeooo:rsid="001386f0" officeooo:paragraph-rsid="001386f0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9ca26" officeooo:paragraph-rsid="0009ca26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12pt"/>
    </style:style>
    <style:style style:name="T1" style:family="text">
      <style:text-properties officeooo:rsid="000d6424"/>
    </style:style>
    <style:style style:name="T2" style:family="text">
      <style:text-properties officeooo:rsid="000f5532"/>
    </style:style>
    <style:style style:name="T3" style:family="text">
      <style:text-properties officeooo:rsid="001386f0"/>
    </style:style>
    <style:style style:name="T4" style:family="text">
      <style:text-properties fo:font-size="12pt"/>
    </style:style>
    <style:style style:name="T5" style:family="text">
      <style:text-properties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744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102in" fo:min-width="0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736in" fo:min-width="0.4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783in" fo:min-width="0.5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756in" fo:min-width="0.8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5681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4228in" fo:min-width="0.0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122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2307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5091in" fo:min-width="1.26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4728in" fo:min-width="1.0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898in" fo:min-width="3.4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 diagram to show the three main git commands</text:p>
      <text:p text:style-name="P9"/>
      <text:list xml:id="list2715732178" text:style-name="L1">
        <text:list-item>
          <text:p text:style-name="P2">Pull</text:p>
        </text:list-item>
        <text:list-item>
          <text:p text:style-name="P2">Push</text:p>
        </text:list-item>
        <text:list-item>
          <text:p text:style-name="P2">Commit</text:p>
          <text:p text:style-name="P2"/>
        </text:list-item>
      </text:list>
      <text:p text:style-name="P1"><draw:custom-shape text:anchor-type="paragraph" draw:z-index="0" draw:name="Shape 1" draw:style-name="gr13" svg:width="4.9169in" svg:height="1.8232in" svg:x="0.9091in" svg:y="0.011in"><text:p>Remote(<text:span text:style-name="T5">up strand</text:span>) <text:s text:c="13"/></text:p><text:p>Github.co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7" draw:name="Shape 8" draw:style-name="gr6" svg:width="1.1996in" svg:height="0.5315in" svg:x="-0.6965in" svg:y="0.1839in"><text:p>Loca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Joy</text:span> <text:s text:c="15"/></text:p>
      <text:p text:style-name="P1"><draw:custom-shape text:anchor-type="paragraph" draw:z-index="8" draw:name="Shape 9" draw:style-name="gr5" svg:width="0.615in" svg:height="0.1567in" svg:x="0.5028in" svg:y="0.09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<draw:custom-shape text:anchor-type="paragraph" draw:z-index="9" draw:name="Shape 10" draw:style-name="gr4" svg:width="0.5315in" svg:height="0.1461in" svg:x="0.378in" svg:y="0.186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Joy</text:p>
      <text:p text:style-name="P1"/>
      <text:p text:style-name="P7"><draw:custom-shape text:anchor-type="paragraph" draw:z-index="6" draw:name="Shape 6" draw:style-name="gr7" svg:width="0.1776in" svg:height="1.7921in" svg:x="0.9717in" svg:y="0.12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11"/>clone</text:p>
      <text:p text:style-name="P1"><draw:custom-shape text:anchor-type="paragraph" draw:z-index="3" draw:name="Shape 7" draw:style-name="gr10" svg:width="0.2087in" svg:height="1.4067in" svg:x="5.4717in" svg:y="0.10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 5" draw:style-name="gr9" svg:width="0.1461in" svg:height="1.2815in" svg:x="5.211in" svg:y="0.179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4" draw:style-name="gr8" svg:width="0.198in" svg:height="1.6252in" svg:x="1.3154in" svg:y="0.107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text:s text:c="118"/><text:span text:style-name="T1">push</text:span> <text:s text:c="7"/><text:span text:style-name="T1">pull</text:span></text:p>
      <text:p text:style-name="P7"><text:s text:c="18"/>pull</text:p>
      <text:p text:style-name="P1"><text:s text:c="36"/><text:span text:style-name="T1">push</text:span></text:p>
      <text:p text:style-name="P1"/>
      <text:p text:style-name="P1"><draw:custom-shape text:anchor-type="paragraph" draw:z-index="2" draw:name="Shape 3" draw:style-name="gr11" svg:width="1.7921in" svg:height="0.7189in" svg:x="4.6799in" svg:y="0.1654in"><text:p>Local <text:s text:c="24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custom-shape text:anchor-type="paragraph" draw:z-index="1" draw:name="Shape 2" draw:style-name="gr12" draw:text-style-name="P11" svg:width="1.5016in" svg:height="0.6677in" svg:x="0.5134in" svg:y="0.011in"><text:p text:style-name="P11"><text:span text:style-name="T4">Loc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text:s text:c="6"/></text:p>
      <text:p text:style-name="P1"><draw:line text:anchor-type="paragraph" draw:z-index="10" draw:name="Line 1" draw:style-name="gr1" draw:text-style-name="P10" svg:x1="1.7839in" svg:y1="0.1484in" svg:x2="1.815in" svg:y2="0.6693in"><text:p/></draw:line><draw:line text:anchor-type="paragraph" draw:z-index="11" draw:name="Line 2" draw:style-name="gr1" draw:text-style-name="P10" svg:x1="5.7319in" svg:y1="0.1173in" svg:x2="5.711in" svg:y2="0.5862in"><text:p/></draw:line><draw:custom-shape text:anchor-type="paragraph" draw:z-index="13" draw:name="Shape 12" draw:style-name="gr2" svg:width="0.1358in" svg:height="0.4276in" svg:x="5.3362in" svg:y="0.117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6"/><text:span text:style-name="T3">Joy</text:span> <text:s text:c="100"/><text:span text:style-name="T2">Bikks</text:span></text:p>
      <text:p text:style-name="P4"><draw:custom-shape text:anchor-type="paragraph" draw:z-index="12" draw:name="Shape 11" draw:style-name="gr3" svg:width="0.1567in" svg:height="0.3539in" svg:x="1.4091in" svg:y="0.103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4" draw:name="Line 3" draw:style-name="gr1" draw:text-style-name="P10" svg:x1="1.4717in" svg:y1="0.4571in" svg:x2="1.8154in" svg:y2="0.478in"><text:p/></draw:line><draw:line text:anchor-type="paragraph" draw:z-index="15" draw:name="Line 4" draw:style-name="gr1" draw:text-style-name="P10" svg:x1="5.3984in" svg:y1="0.3528in" svg:x2="5.711in" svg:y2="0.3945in"><text:p/></draw:line><text:s text:c="15"/></text:p>
      <text:p text:style-name="P3"/>
      <text:p text:style-name="P5"><text:s text:c="20"/><text:span text:style-name="T2">commit</text:span> <text:s text:c="81"/><text:span text:style-name="T2">comm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717in" style:type="center"/>
          <style:tab-stop style:position="7.343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717in" style:type="center"/>
          <style:tab-stop style:position="7.3437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457in" fo:margin-right="0.778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37:37.246357691</meta:creation-date>
    <dc:date>2022-05-25T15:06:52.045369420</dc:date>
    <meta:editing-duration>PT26M46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14" meta:word-count="26" meta:character-count="549" meta:non-whitespace-character-count="104"/>
  </office:meta>
</office:document-meta>
</file>